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12a09"/>
    </style:style>
    <style:style style:name="P2" style:family="paragraph" style:parent-style-name="Standard">
      <style:paragraph-properties fo:text-align="center" style:justify-single-word="false"/>
      <style:text-properties fo:font-size="14pt" officeooo:paragraph-rsid="00212a09" style:font-size-asian="14pt" style:font-size-complex="14pt"/>
    </style:style>
    <style:style style:name="P3" style:family="paragraph" style:parent-style-name="Standard">
      <style:paragraph-properties fo:text-align="start" style:justify-single-word="false"/>
      <style:text-properties officeooo:paragraph-rsid="0021a8e6"/>
    </style:style>
    <style:style style:name="P4" style:family="paragraph" style:parent-style-name="Standard">
      <style:paragraph-properties fo:text-align="center" style:justify-single-word="false"/>
      <style:text-properties officeooo:rsid="0021a8e6" officeooo:paragraph-rsid="0021a8e6"/>
    </style:style>
    <style:style style:name="P5" style:family="paragraph" style:parent-style-name="Standard">
      <style:paragraph-properties fo:text-align="start" style:justify-single-word="false"/>
      <style:text-properties officeooo:rsid="0021a8e6" officeooo:paragraph-rsid="0021a8e6"/>
    </style:style>
    <style:style style:name="P6" style:family="paragraph" style:parent-style-name="Standard">
      <style:paragraph-properties fo:text-align="start" style:justify-single-word="false"/>
      <style:text-properties officeooo:rsid="0021ce75" officeooo:paragraph-rsid="0021ce75"/>
    </style:style>
    <style:style style:name="P7" style:family="paragraph" style:parent-style-name="Standard">
      <style:paragraph-properties fo:text-align="center" style:justify-single-word="false"/>
      <style:text-properties officeooo:rsid="0021ce75" officeooo:paragraph-rsid="0021ce75"/>
    </style:style>
    <style:style style:name="P8" style:family="paragraph" style:parent-style-name="Standard">
      <style:paragraph-properties fo:text-align="start" style:justify-single-word="false"/>
      <style:text-properties officeooo:rsid="0022e60b" officeooo:paragraph-rsid="0022e60b"/>
    </style:style>
    <style:style style:name="P9" style:family="paragraph" style:parent-style-name="Standard">
      <style:paragraph-properties fo:text-align="start" style:justify-single-word="false"/>
      <style:text-properties officeooo:rsid="0022e60b" officeooo:paragraph-rsid="0023cbf9"/>
    </style:style>
    <style:style style:name="P10" style:family="paragraph" style:parent-style-name="Standard">
      <style:paragraph-properties fo:text-align="start" style:justify-single-word="false"/>
      <style:text-properties officeooo:rsid="0023cbf9" officeooo:paragraph-rsid="0023cbf9"/>
    </style:style>
    <style:style style:name="P11" style:family="paragraph" style:parent-style-name="Standard">
      <style:paragraph-properties fo:text-align="center" style:justify-single-word="false"/>
      <style:text-properties officeooo:rsid="0023cbf9" officeooo:paragraph-rsid="0023cbf9"/>
    </style:style>
    <style:style style:name="P12" style:family="paragraph" style:parent-style-name="Standard">
      <style:text-properties officeooo:rsid="00212a09" officeooo:paragraph-rsid="00212a09"/>
    </style:style>
    <style:style style:name="P13" style:family="paragraph" style:parent-style-name="Standard">
      <style:paragraph-properties fo:text-align="center" style:justify-single-word="false"/>
      <style:text-properties fo:font-size="14pt" officeooo:rsid="00212a09" officeooo:paragraph-rsid="00212a09" style:font-size-asian="14pt" style:font-size-complex="14pt"/>
    </style:style>
    <style:style style:name="P14" style:family="paragraph" style:parent-style-name="Standard">
      <style:paragraph-properties fo:text-align="start" style:justify-single-word="false"/>
      <style:text-properties officeooo:rsid="0021a8e6" officeooo:paragraph-rsid="0021a8e6"/>
    </style:style>
    <style:style style:name="P15" style:family="paragraph" style:parent-style-name="Standard">
      <style:paragraph-properties fo:text-align="center" style:justify-single-word="false"/>
      <style:text-properties officeooo:rsid="0021a8e6" officeooo:paragraph-rsid="0021a8e6"/>
    </style:style>
    <style:style style:name="P16" style:family="paragraph" style:parent-style-name="Standard">
      <style:paragraph-properties fo:text-align="start" style:justify-single-word="false"/>
      <style:text-properties officeooo:rsid="0023cbf9" officeooo:paragraph-rsid="0023cbf9"/>
    </style:style>
    <style:style style:name="P17" style:family="paragraph" style:parent-style-name="Standard">
      <style:paragraph-properties fo:text-align="start" style:justify-single-word="false"/>
      <style:text-properties officeooo:rsid="0027a53c" officeooo:paragraph-rsid="0027a53c"/>
    </style:style>
    <style:style style:name="P18" style:family="paragraph" style:parent-style-name="Standard">
      <style:paragraph-properties fo:text-align="center" style:justify-single-word="false"/>
      <style:text-properties officeooo:rsid="0027a53c" officeooo:paragraph-rsid="0027a53c"/>
    </style:style>
    <style:style style:name="P19" style:family="paragraph" style:parent-style-name="Standard">
      <style:paragraph-properties fo:text-align="center" style:justify-single-word="false"/>
      <style:text-properties officeooo:rsid="0022e60b" officeooo:paragraph-rsid="0022e60b"/>
    </style:style>
    <style:style style:name="T1" style:family="text">
      <style:text-properties officeooo:rsid="0021a8e6"/>
    </style:style>
    <style:style style:name="T2" style:family="text">
      <style:text-properties officeooo:rsid="0023c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ara Nowak</text:p>
      <text:p text:style-name="P12">Nr albumu: 226068</text:p>
      <text:p text:style-name="P1"/>
      <text:p text:style-name="P13">Architektura komputerów 2</text:p>
      <text:p text:style-name="P2"/>
      <text:p text:style-name="P2"/>
      <text:p text:style-name="P3">Na laboratorium mieliśmy napisać program szyfrujący tekst za pomocą ROT13, <text:span text:style-name="T1">czyli zamieniający każdy znak alfabetu łacińskiego na znak występujący 13 miejsc po nim. Litery typowe tylko dla języka polskiego, takie jak np. „ł”, pozostają bez zmian. Duże litery zamieniamy na duże, a małe na małe. Wpisany tekst ma być nie większy niż 100 znaków.</text:span></text:p>
      <text:p text:style-name="P3"/>
      <text:p text:style-name="P5">Duże litery mają kody ASCII od 65 do 90, a małe od 97 do 122. Litery o kodach od 65 do 77 zamieniamy na litery o kodzie o 13 większym. Litery o kodach od 78 do 90 zamieniamy na litery o kodzie:</text:p>
      <text:p text:style-name="P4">65 + kod ASCII szyfrowanej litery – 78</text:p>
      <text:p text:style-name="P5">Analogicznie dla liter małych – litery o kodach ASCII od 97 do 109 zamieniamy na litery o kodach o 13 większych. Litery o kodach od 110 do 122 zamieniamy na litery o kodzie:</text:p>
      <text:p text:style-name="P4">97 + kod ASCII szyfrowanej litery – 110</text:p>
      <text:p text:style-name="P5"/>
      <text:p text:style-name="P5"/>
      <text:p text:style-name="P7">Działanie programu</text:p>
      <text:p text:style-name="P7"/>
      <text:p text:style-name="P6">Wczytujemy tekst z konsoli. Sprawdzamy czy jest dłuższy niż 100 znaków. Jeśli tak, wyświetlamy komunikat o błędzie.</text:p>
      <text:p text:style-name="P6"/>
      <text:p text:style-name="P7">movl $100, %ebx</text:p>
      <text:p text:style-name="P7">cmp %ebx, %eax</text:p>
      <text:p text:style-name="P7"/>
      <text:p text:style-name="P6">Jeśli jest mniejszy lub równy, przechodzimy do pętli for, dla każdego znaku wykonujemy operacje:</text:p>
      <text:p text:style-name="P6"/>
      <text:p text:style-name="P4">movl $0, %eax</text:p>
      <text:p text:style-name="P4"><text:s text:c="4"/>movb BUF(, %ecx,1), %al</text:p>
      <text:p text:style-name="P7">instrukcje…</text:p>
      <text:p text:style-name="P7">next:</text:p>
      <text:p text:style-name="P7"><text:s text:c="4"/>inc %ecx</text:p>
      <text:p text:style-name="P7"><text:s text:c="4"/>cmp %ebx, %ecx</text:p>
      <text:p text:style-name="P7"><text:s text:c="4"/>jl en # przejście do następnego elementu w pętli</text:p>
      <text:p text:style-name="P6"/>
      <text:p text:style-name="P8">W pętli wykonujemy następujący ciąg instrukcji:</text:p>
      <text:p text:style-name="P9">1)</text:p>
      <text:p text:style-name="P9"><text:span text:style-name="T2">a) </text:span>Jeśli znak ma kod ASCII równy lub większy niż 65, idziemy do punktu 2</text:p>
      <text:p text:style-name="P8"><text:span text:style-name="T2">b) </text:span>Mniejszy, idziemy do końca pętli i przechodzimy do następnego elementu pętli</text:p>
      <text:p text:style-name="P9">2)</text:p>
      <text:p text:style-name="P9"><text:span text:style-name="T2">a)</text:span>Jeśli jest mniejszy lub równy 77, zamieniamy znak na znak o kodzie ASCII o 13 większym. Idziemy na koniec pętli i przechodzimy do następnego elementu.</text:p>
      <text:p text:style-name="P8"><text:span text:style-name="T2">b)</text:span> Jeśli jest większy idziemy do punktu 3</text:p>
      <text:p text:style-name="P10">3)</text:p>
      <text:p text:style-name="P10">a) Jeśli jest mniejszy lub równy 90, zamieniamy znak na znak o kodzie <text:span text:style-name="T1">65 + kod ASCII szyfrowanej litery – 78. </text:span>Idziemy do końca pętli i przechodzimy do następnego elementu.</text:p>
      <text:p text:style-name="P10">b)Jeśli jest większy, idziemy do punktu 4.</text:p>
      <text:p text:style-name="P9"><text:span text:style-name="T2">4</text:span>)</text:p>
      <text:p text:style-name="P9"><text:span text:style-name="T2">a) </text:span>Jeśli jest większy lub równy 97 idziemy do punktu <text:span text:style-name="T2">5</text:span>.</text:p>
      <text:p text:style-name="P8"><text:soft-page-break/><text:span text:style-name="T2">b) </text:span>Jeśli nie, idziemy na koniec pętli i przechodzimy do następnego elementu.</text:p>
      <text:p text:style-name="P9"><text:span text:style-name="T2">5</text:span>)</text:p>
      <text:p text:style-name="P9"><text:span text:style-name="T2">a)</text:span>Jeśli jest mniejszy lub równy 109, zamieniamy znak na znak o kodzie o 13 większym. <text:span text:style-name="T2">Idziemy na koniec pętli i przechodzimy do następnego elementu.</text:span></text:p>
      <text:p text:style-name="P8"><text:span text:style-name="T2">b)</text:span> Jeśli <text:span text:style-name="T2">jest większy</text:span>, idziemy do punktu <text:span text:style-name="T2">6</text:span>.</text:p>
      <text:p text:style-name="P9"><text:span text:style-name="T2">6</text:span>)</text:p>
      <text:p text:style-name="P9"><text:span text:style-name="T2">a) </text:span>Jeśli jest <text:span text:style-name="T2">mniejszy lub równy 122, zamieniamy znak na znak o kodzie 97 + kod ASCII szyfrowanej litery – 110. Idziemy na koniec pętli i przechodzimy do następnego elementu.</text:span></text:p>
      <text:p text:style-name="P10">b) Jeśli jest większy od 122, idziemy na koniec pętli i przechodzimy do następnego elementu.</text:p>
      <text:p text:style-name="P9"/>
      <text:p text:style-name="P10">Po wyjściu z pętli program wypisuje zaszyfrowany tekst.</text:p>
      <text:p text:style-name="P10"/>
      <text:p text:style-name="P11">Napotkane trudności</text:p>
      <text:p text:style-name="P10"/>
      <text:p text:style-name="P17">W pewnym momencie zabrakło mi dostępnych rejestrów i musiałam wrzucić wartość na stos. Nie dało się dopóki w pliku Makefile nie napisałam w regule linkowania:</text:p>
      <text:p text:style-name="P17"/>
      <text:p text:style-name="P19">ld -m elf_i386 -o hello hello.o</text:p>
      <text:p text:style-name="P19"/>
      <text:p text:style-name="P17">a <text:s/>w regule kompilacji:</text:p>
      <text:p text:style-name="P18">as --32 -o hello.o hel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3T21:37:46.960297042</meta:creation-date>
    <dc:date>2021-04-14T20:27:01.278000102</dc:date>
    <meta:editing-duration>PT7M57S</meta:editing-duration>
    <meta:editing-cycles>2</meta:editing-cycles>
    <meta:generator>LibreOffice/6.0.7.3$Linux_X86_64 LibreOffice_project/00m0$Build-3</meta:generator>
    <meta:document-statistic meta:table-count="0" meta:image-count="0" meta:object-count="0" meta:page-count="2" meta:paragraph-count="45" meta:word-count="470" meta:character-count="2748" meta:non-whitespace-character-count="2302"/>
  </office:meta>
</office:document-meta>
</file>